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fo:text-align="end" style:justify-single-word="false"/>
    </style:style>
    <style:style style:name="P3" style:family="paragraph" style:parent-style-name="HTML_20_Preformatted">
      <style:paragraph-properties fo:margin-left="0.635cm" fo:margin-right="0cm" fo:text-indent="0cm" style:auto-text-indent="false"/>
    </style:style>
    <style:style style:name="P4" style:family="paragraph" style:parent-style-name="Standard">
      <style:paragraph-properties fo:margin-left="1.251cm" fo:margin-right="0cm" fo:text-indent="-0.635cm" style:auto-text-indent="false"/>
    </style:style>
    <style:style style:name="P5" style:family="paragraph" style:parent-style-name="HTML_20_Preformatted">
      <style:paragraph-properties fo:margin-left="1.27cm" fo:margin-right="0cm" fo:text-indent="-0.635cm" style:auto-text-indent="false"/>
    </style:style>
    <style:style style:name="P6" style:family="paragraph" style:parent-style-name="Addressee">
      <style:paragraph-properties fo:text-align="center" style:justify-single-word="false"/>
    </style:style>
    <style:style style:name="P7" style:family="paragraph" style:parent-style-name="HTML_20_Preformatted">
      <style:paragraph-properties fo:margin-left="1.251cm" fo:margin-right="0cm" fo:text-indent="0cm" style:auto-text-indent="false"/>
    </style:style>
    <style:style style:name="P8" style:family="paragraph" style:parent-style-name="HTML_20_Preformatted">
      <style:paragraph-properties fo:margin-left="0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WW8Num1"/>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5"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6"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7" style:family="paragraph" style:parent-style-name="Standard" style:list-style-name="WW8Num11">
      <style:paragraph-properties fo:margin-left="1.27cm" fo:margin-right="0cm" fo:text-indent="-0.635cm" style:auto-text-indent="false"/>
    </style:style>
    <style:style style:name="P28" style:family="paragraph" style:parent-style-name="Standard" style:list-style-name="WW8Num10">
      <style:paragraph-properties fo:margin-left="1.27cm" fo:margin-right="0cm" fo:text-indent="-0.635cm" style:auto-text-indent="false"/>
    </style:style>
    <style:style style:name="P29" style:family="paragraph" style:parent-style-name="Heading_20_2">
      <style:paragraph-properties fo:break-before="pag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size="10pt"/>
    </style:style>
    <style:style style:name="P33" style:family="paragraph" style:parent-style-name="Text_20_body" style:list-style-name="L5">
      <style:paragraph-properties fo:margin-top="0cm" fo:margin-bottom="0cm"/>
    </style:style>
    <style:style style:name="P34" style:family="paragraph" style:parent-style-name="HTML_20_Preformatted" style:list-style-name="L13"/>
    <style:style style:name="P35" style:family="paragraph" style:parent-style-name="HTML_20_Preformatted" style:list-style-name="L13">
      <style:text-properties style:font-name="Fixedsys" style:font-name-complex="Fixedsys"/>
    </style:style>
    <style:style style:name="P36"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HTML_20_Preformatted" style:list-style-name="WW8Num1">
      <style:paragraph-properties fo:margin-left="2.501cm" fo:margin-right="0cm" fo:text-indent="-0.635cm" style:auto-text-indent="false"/>
    </style:style>
    <style:style style:name="P38" style:family="paragraph" style:parent-style-name="HTML_20_Preformatted" style:list-style-name="WW8Num1">
      <style:paragraph-properties fo:margin-left="1.27cm" fo:margin-right="0cm" fo:text-indent="-0.635cm" style:auto-text-indent="false"/>
    </style:style>
    <style:style style:name="P39" style:family="paragraph" style:parent-style-name="Heading_20_1">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6">Alec Clews <text:s text:c="18"/><text:a xlink:type="simple" xlink:href="mailto:alec.clews@voga.com.au">alec.clews@voga.com.au</text:a></text:p>
      <text:p text:style-name="P6">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hic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473347416" text:style-name="L1">
        <text:list-item>
          <text:p text:style-name="P9">Repeatable: Can be run repeatedly as required</text:p>
        </text:list-item>
        <text:list-item>
          <text:p text:style-name="P9">Reproducible: Can be re-used and installed across different systems as needed</text:p>
        </text:list-item>
        <text:list-item>
          <text:p text:style-name="P9">Documented</text:p>
        </text:list-item>
        <text:list-item>
          <text:p text:style-name="P9">Audited: Records should be maintained of all activity</text:p>
        </text:list-item>
        <text:list-item>
          <text:p text:style-name="P9">Secure: Access and functions should be restricted and based on some form of access control</text:p>
        </text:list-item>
        <text:list-item>
          <text:p text:style-name="P9">Automated: As little human interaction should be required as possible</text:p>
        </text:list-item>
        <text:list-item>
          <text:p text:style-name="P9">Easy to use: There should be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920189607" text:style-name="L2">
        <text:list-item>
          <text:p text:style-name="P10">Frequent <text:s/>releases</text:p>
        </text:list-item>
        <text:list-item>
          <text:p text:style-name="P10">Regular internal and external audits</text:p>
        </text:list-item>
        <text:list-item>
          <text:p text:style-name="P10">Over forty application instances across production, test and development</text:p>
        </text:list-item>
        <text:list-item>
          <text:p text:style-name="P10">An application that occupies 2.5Gb of file storage in over 10,000 files</text:p>
        </text:list-item>
        <text:list-item>
          <text:p text:style-name="P10">Security polices that make installing additional software, daemons and setuid programs a <text:soft-page-break/>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1716494393" text:style-name="L3">
        <text:list-item>
          <text:p text:style-name="P11">Application configuration</text:p>
        </text:list-item>
        <text:list-item>
          <text:p text:style-name="P11">Application management</text:p>
        </text:list-item>
        <text:list-item>
          <text:p text:style-name="P11">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00955346" text:style-name="L4">
        <text:list-item>
          <text:p text:style-name="P30">diG will accept release contents from a configuration management or version control tool. If available a release identifier must be tracked in some fashion</text:p>
        </text:list-item>
      </text:list>
      <text:list xml:id="list1321376130" text:style-name="L5">
        <text:list-item>
          <text:p text:style-name="P33">diG will provide a report that lists the contents of each accepted release </text:p>
          <text:p text:style-name="P33"/>
        </text:list-item>
        <text:list-item>
          <text:p text:style-name="P33">diG will have a function to physically deploy release contents to a specific environment NB: </text:p>
          <text:list>
            <text:list-item>
              <text:p text:style-name="P33">Pre and post processing of a releases contents are subject to separate deliveries outside the scope of diG (c.f. Environment configuration scripts)</text:p>
            </text:list-item>
            <text:list-item>
              <text:p text:style-name="P33">A release can be re-deployed to any environment at will </text:p>
              <text:p text:style-name="P33"><text:s text:c="2"/></text:p>
            </text:list-item>
          </text:list>
        </text:list-item>
        <text:list-item>
          <text:p text:style-name="P33">diG will provide a report that lists the contents of the release deployed to each environment</text:p>
          <text:p text:style-name="P33"><text:s/></text:p>
        </text:list-item>
        <text:list-item>
          <text:p text:style-name="P33">diG will provide details of any differences between the release deployed to an environment and any changes detected to the objects in the same runtime environment (a change audit report). </text:p>
          <text:list>
            <text:list-item>
              <text:p text:style-name="P32">A (semi automatic) 'roll back' feature to a documented state would be highly desirable</text:p>
            </text:list-item>
          </text:list>
        </text:list-item>
        <text:list-item>
          <text:p text:style-name="P31">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ive reasons:</text:p>
      <text:p text:style-name="Standard"/>
      <text:list xml:id="list205426207" text:style-name="L6">
        <text:list-item>
          <text:p text:style-name="P12">Tracks changes to files</text:p>
        </text:list-item>
        <text:list-item>
          <text:p text:style-name="P12">Zero capital cost</text:p>
        </text:list-item>
        <text:list-item>
          <text:p text:style-name="P12">Supports ssh as a transport mechanism</text:p>
        </text:list-item>
        <text:list-item>
          <text:p text:style-name="P12">Does not require a server process</text:p>
        </text:list-item>
        <text:list-item>
          <text:p text:style-name="P12">Excellent support for branches</text:p>
        </text:list-item>
      </text:list>
      <text:p text:style-name="Standard"/>
      <text:p text:style-name="Standard">Subsequently Git has been the correct choice because of</text:p>
      <text:list xml:id="list208231621" text:style-name="L7">
        <text:list-item>
          <text:p text:style-name="P13">Flexibility</text:p>
        </text:list-item>
        <text:list-item>
          <text:p text:style-name="P13">Ease of testing</text:p>
        </text:list-item>
      </text:list>
      <text:p text:style-name="Standard"/>
      <text:h text:style-name="P29" text:outline-level="2">Component Overview</text:h>
      <text:p text:style-name="Standard"/>
      <text:p text:style-name="Standard"/>
      <text:p text:style-name="P2"><draw:frame draw:style-name="fr1" draw:name="graphics1" text:anchor-type="paragraph" svg:width="16.919cm" svg:height="17.133cm" draw:z-index="0"><draw:image xlink:href="../Diagram1.eps" xlink:type="simple" xlink:show="embed" xlink:actuate="onLoad"/></draw:frame> </text:p>
      <text:p text:style-name="P2"/>
      <text:h text:style-name="Heading_20_2" text:outline-level="2">Work flow</text:h>
      <text:p text:style-name="Standard">The diG staging repository is a Git version control database</text:p>
      <text:p text:style-name="Standard"/>
      <text:list xml:id="list802283548" text:style-name="L8">
        <text:list-item>
          <text:p text:style-name="P14">Software is built and released from an existing set of processes and tools</text:p>
        </text:list-item>
        <text:list-item>
          <text:p text:style-name="P14">The release is identified with an external identifier</text:p>
        </text:list-item>
        <text:list-item>
          <text:p text:style-name="P14">A new empty branch is created on the diG staging repository (a release branch)</text:p>
        </text:list-item>
        <text:list-item>
          <text:p text:style-name="P14">The release contents are committed to the diG staging repository on the new release branch</text:p>
        </text:list-item>
        <text:list-item>
          <text:p text:style-name="P14">The Git <text:s/>commit is <text:s/>a record in staging of the release contents. This may be tagged and signed if required</text:p>
        </text:list-item>
      </text:list>
      <text:p text:style-name="Standard"/>
      <text:p text:style-name="Standard"><text:soft-page-break/>There is a branch in diG staging for each application environment and on each corresponding application environment there is another Git repository (one repository per application installation)</text:p>
      <text:p text:style-name="Standard"/>
      <text:list xml:id="list1436881379" text:continue-numbering="true" text:style-name="L8">
        <text:list-item>
          <text:p text:style-name="P14">To release to an environment a release branch is merged to an application branch in the staging repository</text:p>
        </text:list-item>
        <text:list-item>
          <text:p text:style-name="P14">The updated application branch is pushed to the remote application repository</text:p>
        </text:list-item>
        <text:list-item>
          <text:p text:style-name="P14">On the application environment files are checked out (deployed) from Git</text:p>
        </text:list-item>
        <text:list-item>
          <text:p text:style-name="P14">The remote application is configured as needed</text:p>
        </text:list-item>
        <text:list-item>
          <text:p text:style-name="P14">Any configuration changes can be added back to the application repository</text:p>
        </text:list-item>
        <text:list-item>
          <text:p text:style-name="P14">Configuration changes are pulled back to the staging repository.</text:p>
        </text:list-item>
      </text:list>
      <text:h text:style-name="Heading_20_2" text:outline-level="2">Assumptions</text:h>
      <text:p text:style-name="Standard"/>
      <text:list xml:id="list85434665" text:style-name="L9">
        <text:list-item>
          <text:p text:style-name="P15">Each application <text:s/>environment has a unique and consistent identifier</text:p>
        </text:list-item>
        <text:list-item>
          <text:p text:style-name="P15">Git software is installed on each system</text:p>
        </text:list-item>
        <text:list-item>
          <text:p text:style-name="P15">ssh is installed on each system</text:p>
        </text:list-item>
      </text:list>
      <text:h text:style-name="Heading_20_2" text:outline-level="2">Set-up</text:h>
      <text:p text:style-name="Standard">Involves two steps</text:p>
      <text:p text:style-name="Standard"/>
      <text:list xml:id="list385437425" text:style-name="L10">
        <text:list-item>
          <text:p text:style-name="P16">Creating a staging repository</text:p>
        </text:list-item>
        <text:list-item>
          <text:p text:style-name="P16">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719226081" text:style-name="L11">
        <text:list-item>
          <text:p text:style-name="P17">Define a merge driver stanza in the Git configuration file</text:p>
        </text:list-item>
        <text:list-item>
          <text:p text:style-name="P17">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http://www.kernel.org/pub/software/scm/git/docs/gitattributes.html#_defining_a_custom_merge_driver</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text:s/>use cases do not require merging on the application environment repositories).</text:p>
      <text:h text:style-name="Heading_20_3" text:outline-level="3">Git Tagging</text:h>
      <text:p text:style-name="Standard">Git supports the creation of tags, basically immutable names that can be associated with specific commits. They are useful for both auditing and reporting purposes, and a consistent naming convention should be adopted. The following minimum set of tag points is suggested</text:p>
      <text:list xml:id="list948434226" text:style-name="L12">
        <text:list-item>
          <text:p text:style-name="P18">Release check in</text:p>
        </text:list-item>
        <text:list-item>
          <text:p text:style-name="P18">Deployment merge</text:p>
        </text:list-item>
        <text:list-item>
          <text:p text:style-name="P18">After the configuration of a new release on an environment (NB Requires a pull back to staging first)</text:p>
        </text:list-item>
      </text:list>
      <text:h text:style-name="Heading_20_3" text:outline-level="3"><text:soft-page-break/>Create a staging repository</text:h>
      <text:p text:style-name="Standard">On the staging repository (this may require substantial free desk space) create a Git repository. e.g.</text:p>
      <text:list xml:id="list1948114351" text:style-name="WW8Num1">
        <text:list-item>
          <text:p text:style-name="P19">Creates a new empty Git staging database (a repository or repo)</text:p>
        </text:list-item>
        <text:list-item>
          <text:p text:style-name="P36">mkdir stagingRepo</text:p>
        </text:list-item>
        <text:list-item>
          <text:p text:style-name="P36">cd stagingRepo</text:p>
        </text:list-item>
        <text:list-item>
          <text:p text:style-name="P36">git init <text:s text:c="2"/># TODO add –shared options</text:p>
        </text:list-item>
        <text:list-item>
          <text:p text:style-name="P19">Creates a custom merge driver. Explained <text:reference-ref text:reference-format="direction" text:ref-name="Custom Merge Drivers">above</text:reference-ref></text:p>
        </text:list-item>
        <text:list-item>
          <text:p text:style-name="P36">echo '[merge "overwrite"]' &gt;&gt; .git/config</text:p>
        </text:list-item>
        <text:list-item>
          <text:p text:style-name="P36">echo ' <text:s text:c="2"/>name = overwrite using cp' &gt;&gt; .git/config</text:p>
        </text:list-item>
        <text:list-item>
          <text:p text:style-name="P36">echo ' <text:s text:c="2"/>driver = cp %B %A' &gt;&gt; .git/config</text:p>
        </text:list-item>
        <text:list-item>
          <text:p text:style-name="P36">echo ' <text:s text:c="2"/>#recursive = defaults to driver' &gt;&gt; .git/config</text:p>
        </text:list-item>
        <text:list-item>
          <text:p text:style-name="P36">echo '* merge=overwrite' &gt;&gt; .git/info/attributes</text:p>
        </text:list-item>
        <text:list-item>
          <text:p text:style-name="P19">An initial empty commit and branch to which all subsequent deliveries can be added</text:p>
        </text:list-item>
        <text:list-item>
          <text:p text:style-name="P37">git commit --allow-empty -m "Creating empty staging repo"</text:p>
        </text:list-item>
        <text:list-item>
          <text:p text:style-name="P37">git branch -m master Empty # rename master branch</text:p>
        </text:list-item>
      </text:list>
      <text:h text:style-name="Heading_20_2" text:outline-level="2">Adding a new environment</text:h>
      <text:p text:style-name="Standard">Before deployments occur to a remote application system create a repository for each application runtime environment to be maintained. This is created on the operating system where the application is installed</text:p>
      <text:p text:style-name="Standard"/>
      <text:p text:style-name="Standard">On the application runtime system:</text:p>
      <text:p text:style-name="P4">Ensure Git is installed</text:p>
      <text:p text:style-name="P4">Ensure there is adequate free hard disk space. This will depend on the size of the application and the size/number of releases to be managed.</text:p>
      <text:p text:style-name="P4">Login as the account to own and maintain the deployment database. A separate account is suggested</text:p>
      <text:p text:style-name="P4"/>
      <text:list xml:id="list579714205" text:style-name="L13">
        <text:list-item>
          <text:p text:style-name="P34">mkdir &lt;envID&gt;Repo</text:p>
        </text:list-item>
        <text:list-item>
          <text:p text:style-name="P34">cd &lt;envID&gt;Repo</text:p>
        </text:list-item>
        <text:list-item>
          <text:p text:style-name="P34">git init <text:s text:c="2"/># TODO add –shared options</text:p>
        </text:list-item>
        <text:list-item>
          <text:p text:style-name="P34">echo '[merge "overwrite"]' &gt;&gt; .git/config</text:p>
        </text:list-item>
        <text:list-item>
          <text:p text:style-name="P34">echo ' <text:s text:c="5"/>name = overwrite using cp' &gt;&gt; .git/config</text:p>
        </text:list-item>
        <text:list-item>
          <text:p text:style-name="P34">echo ' <text:s text:c="5"/>driver = cp %B %A' &gt;&gt; .git/config</text:p>
        </text:list-item>
        <text:list-item>
          <text:p text:style-name="P34">echo ' <text:s text:c="5"/>#recursive = defaults to driver' &gt;&gt; .git/config</text:p>
        </text:list-item>
        <text:list-item>
          <text:p text:style-name="P34">echo '* merge=overwrite' &gt;&gt; .git/info/attributes #no spaces around '='</text:p>
        </text:list-item>
        <text:list-item>
          <text:p text:style-name="P34">GIT_DIR=$location/&lt;envID&gt;Repo/.git ; export GIT_DIR</text:p>
        </text:list-item>
        <text:list-item>
          <text:p text:style-name="P34">cd &lt;AppEnvLocation&gt;</text:p>
        </text:list-item>
        <text:list-item>
          <text:p text:style-name="P34"><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2140372141" text:continue-numbering="true" text:style-name="L13">
        <text:list-item>
          <text:p text:style-name="P35">find . -type f -print | git update-index --add –stdin</text:p>
        </text:list-item>
      </text:list>
      <text:p text:style-name="HTML_20_Preformatted">The application may be restarted</text:p>
      <text:list xml:id="list1202958710" text:continue-numbering="true" text:style-name="L13">
        <text:list-item>
          <text:p text:style-name="P34"><text:span text:style-name="T1">git commit –m </text:span>"Initial &lt;envID&gt; load"</text:p>
        </text:list-item>
      </text:list>
      <text:list xml:id="list1625618582" text:continue-list="list1948114351" text:style-name="WW8Num1">
        <text:list-item>
          <text:p text:style-name="P38">git branch –m master &lt;envID&gt;</text:p>
        </text:list-item>
      </text:list>
      <text:p text:style-name="P8"/>
      <text:p text:style-name="P3"/>
      <text:p text:style-name="Standard">The command 'git update-index' is used rather than the more usual 'git add' because: </text:p>
      <text:list xml:id="list2115336186" text:style-name="L14">
        <text:list-item>
          <text:p text:style-name="P20">It overcomes limitations of specifying lists of file names on the command line</text:p>
        </text:list-item>
        <text:list-item>
          <text:p text:style-name="P20">Improves performance <text:s/>by not <text:s/>invoking Git add for every file</text:p>
        </text:list-item>
        <text:list-item>
          <text:p text:style-name="P20">Provides an opportunity to apply selection criteria on the files to be included if .gitignore is not sufficient.</text:p>
        </text:list-item>
      </text:list>
      <text:p text:style-name="Standard"/>
      <text:p text:style-name="Standard">On the staging repository</text:p>
      <text:p text:style-name="P5">git remote add –m &lt;envID&gt; -f &lt;envID&gt; <text:s text:c="4"/>ssh://$username@$host:$port$location</text:p>
      <text:p text:style-name="P5"/>
      <text:p text:style-name="Standard">where $username, $host, $port and $location represent the location and credentials for the remote application repository</text:p>
      <text:h text:style-name="Heading_20_2" text:outline-level="2"><text:soft-page-break/><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e.g. <text:s/>a Subversion tag path). The delivery process attempts to identify the release ID, <text:s/>in the following example this value has been placed in $DEL_NAME.</text:p>
      <text:p text:style-name="Standard"/>
      <text:list xml:id="list1882232864" text:style-name="WW8Num6">
        <text:list-item>
          <text:p text:style-name="P24">git checkout -b $DEL_NAME EMPTY # We create a new empty branch for delivery</text:p>
        </text:list-item>
        <text:list-item>
          <text:p text:style-name="P24">cp -a $DEL_LOC/. . <text:s/># assumes files are in $DEL_LOC</text:p>
        </text:list-item>
        <text:list-item>
          <text:p text:style-name="P24">git add .</text:p>
        </text:list-item>
        <text:list-item>
          <text:p text:style-name="P24">git commit -m "Accepting delivery $DEL_NAME"</text:p>
        </text:list-item>
        <text:list-item>
          <text:p text:style-name="P24">git tag DELIVERY_${DEL_NAME} <text:s/># Optional but recommended</text:p>
        </text:list-item>
      </text:list>
      <text:p text:style-name="P1"/>
      <text:h text:style-name="Heading_20_2" text:outline-level="2">Deploying a new release to an environment</text:h>
      <text:p text:style-name="Standard">This is a multi-stage process</text:p>
      <text:h text:style-name="Heading_20_3" text:outline-level="3">Deployment Overview</text:h>
      <text:p text:style-name="Standard">On staging</text:p>
      <text:list xml:id="list1988249693" text:style-name="WW8Num11">
        <text:list-item>
          <text:p text:style-name="P27">Merge the appropriate release branch into the application branch. NB <text:s/>This will use the custom merge driver and overwrite application files</text:p>
        </text:list-item>
        <text:list-item>
          <text:p text:style-name="P27">Push the release files to the remote application environment repository</text:p>
        </text:list-item>
      </text:list>
      <text:p text:style-name="Standard">On the runtime environment</text:p>
      <text:list xml:id="list142006724" text:continue-numbering="true" text:style-name="WW8Num11">
        <text:list-item>
          <text:p text:style-name="P27">Deliver files to the runtime environment from the local repository</text:p>
        </text:list-item>
        <text:list-item>
          <text:p text:style-name="P27">Configure application (not part of diG)</text:p>
        </text:list-item>
        <text:list-item>
          <text:p text:style-name="P27">Add the configuration changes to the local repository</text:p>
        </text:list-item>
      </text:list>
      <text:p text:style-name="Standard">On Staging</text:p>
      <text:list xml:id="list1773143345" text:continue-numbering="true" text:style-name="WW8Num11">
        <text:list-item>
          <text:p text:style-name="P27">Pull any changes back from the environment repository</text:p>
        </text:list-item>
      </text:list>
      <text:h text:style-name="Heading_20_3" text:outline-level="3">Push release files to remote application environment repository</text:h>
      <text:list xml:id="list777824530" text:style-name="WW8Num10">
        <text:list-item>
          <text:p text:style-name="P28">Merge a release onto a environment</text:p>
        </text:list-item>
      </text:list>
      <text:p text:style-name="HTML_20_Preformatted">git merge --stat --commit -m "Adding delivery $DEL_NAME to environment $ENV_NAME" DELIVERY_$DEL_NAME</text:p>
      <text:list xml:id="list2044403666" text:continue-numbering="true" text:style-name="WW8Num10">
        <text:list-item>
          <text:p text:style-name="P25">Move files to remote environment repo. NB This does not touch the current runtime environment</text:p>
        </text:list-item>
      </text:list>
      <text:p text:style-name="HTML_20_Preformatted">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7">git reset --hard HEAD</text:p>
      <text:p text:style-name="Standard">At this point configuration and installation processes would be executed</text:p>
      <text:h text:style-name="Heading_20_3" text:outline-level="3">Add the configuration changes to the local repository</text:h>
      <text:p text:style-name="Standard">Add any configuration changes back into the application repository</text:p>
      <text:list xml:id="list2024169396" text:style-name="WW8Num8">
        <text:list-item>
          <text:p text:style-name="P26">git add .</text:p>
        </text:list-item>
        <text:list-item>
          <text:p text:style-name="P26">git commit –m “Message”</text:p>
        </text:list-item>
      </text:list>
      <text:h text:style-name="Heading_20_3" text:outline-level="3"><text:soft-page-break/>Pull any changes back from the environment repository</text:h>
      <text:p text:style-name="Standard">Bring configuration changes back to staging so that the staging repository is the single source of truth</text:p>
      <text:p text:style-name="P7">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text:p>
      <text:h text:style-name="Heading_20_2" text:outline-level="2">Reports</text:h>
      <text:p text:style-name="Standard">Reports will be specific to the requirements of each organisation, however Git does maintain complete records of all files contents and their movement. By identifying an artefacts unique sha1 name it is possible to track it's complete deployment lifecycle. Reports are created by running scripts with Git commands and there are many examples across the Internet and are made easier by using a consistent naming conventions in branches and tags.</text:p>
      <text:p text:style-name="Standard"/>
      <text:p text:style-name="Standard">Example report</text:p>
      <text:p text:style-name="Standard"/>
      <text:p text:style-name="P7">#! /bin/bash</text:p>
      <text:p text:style-name="P7"># Offer a list of previous deployments and display their contents<text:tab/></text:p>
      <text:p text:style-name="P7"/>
      <text:p text:style-name="P7">select rel_id in <text:s/>`git tag -l DEPLOYED*` quit; do</text:p>
      <text:p text:style-name="P7"><text:tab/>case $rel_id in</text:p>
      <text:p text:style-name="P7"><text:tab/><text:tab/>quit) break;;</text:p>
      <text:p text:style-name="P7"><text:tab/><text:tab/>*) git log --summary $rel_id;;</text:p>
      <text:p text:style-name="P7"><text:tab/>esac</text:p>
      <text:p text:style-name="P7">done</text:p>
      <text:h text:style-name="Heading_20_1" text:outline-level="1">Conclusion</text:h>
      <text:p text:style-name="Standard">diG has limitations but is easy to set up and use. In an environment where no provision has been made to manage the deployment of file-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294285309" text:style-name="L15">
        <text:list-item>
          <text:p text:style-name="P21">Scalability testing in order to discover the limits at which diG become impractical to use</text:p>
        </text:list-item>
        <text:list-item>
          <text:p text:style-name="P21">Integration of change audit on none file-system objects (e.g. database schema objects) Possibly via checksum storage</text:p>
        </text:list-item>
        <text:list-item>
          <text:p text:style-name="P21">Further automation and integration of pre and post-deployment scripts</text:p>
        </text:list-item>
        <text:list-item>
          <text:p text:style-name="P21">A mechanism for a release to delete objects (files, database tables etc) from an environment</text:p>
        </text:list-item>
        <text:list-item>
          <text:p text:style-name="P21">A documented security model</text:p>
        </text:list-item>
        <text:list-item>
          <text:p text:style-name="P21">Investigation of improvements possible by placing the various Git repositories on shared network storage. This could result in major savings on storage (Git needs only store each unique object version once)</text:p>
        </text:list-item>
      </text:list>
      <text:h text:style-name="Heading_20_2" text:outline-level="2"/>
      <text:h text:style-name="P39" text:outline-level="1">References and Further Reading</text:h>
      <text:h text:style-name="Heading_20_3" text:outline-level="3">Git</text:h>
      <text:p text:style-name="Standard"/>
      <text:list xml:id="list513514364" text:style-name="L16">
        <text:list-item>
          <text:p text:style-name="P22">Git explained on Wikipedia <text:a xlink:type="simple" xlink:href="http://en.wikipedia.org/wiki/Git_(software">http://en.wikipedia.org/wiki/Git_(software</text:a>)</text:p>
        </text:list-item>
        <text:list-item>
          <text:p text:style-name="P22">Git Home page by Petr Baudis http://git.or.cz/index.html</text:p>
        </text:list-item>
        <text:list-item>
          <text:p text:style-name="P22">Git SCM page by Scott Chacon http://git-scm.com/</text:p>
        </text:list-item>
        <text:list-item>
          <text:p text:style-name="P22">Git Wiki <text:a xlink:type="simple" xlink:href="http://git.or.cz/gitwiki/FrontPage">http://git.or.cz/gitwiki/FrontPage</text:a></text:p>
        </text:list-item>
        <text:list-item>
          <text:p text:style-name="P22">Git FAQ http://git.or.cz/gitwiki/GitFaq</text:p>
        </text:list-item>
        <text:list-item>
          <text:p text:style-name="P22">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811358160" text:style-name="L17">
        <text:list-item>
          <text:p text:style-name="P23">Puppet <text:a xlink:type="simple" xlink:href="http://reductivelabs.com/trac/puppet/wiki/AboutPuppet">http://reductivelabs.com/trac/puppet/wiki/AboutPuppet</text:a></text:p>
        </text:list-item>
        <text:list-item>
          <text:p text:style-name="P23">Capistrano http://www.capify.org/</text:p>
        </text:list-item>
        <text:list-item>
          <text:p text:style-name="P23">heroku <text:a xlink:type="simple" xlink:href="http://heroku.com/">http://heroku.com/</text:a></text:p>
        </text:list-item>
        <text:list-item>
          <text:p text:style-name="P23">Fabric http://docs.fabfile.org/</text:p>
        </text:list-item>
        <text:list-item>
          <text:p text:style-name="P23">Vlad the Deployer <text:a xlink:type="simple" xlink:href="http://rubyhitsquad.com/Vlad_the_Deployer.html">http://rubyhitsquad.com/Vlad_the_Deployer.html</text:a></text:p>
        </text:list-item>
        <text:list-item>
          <text:p text:style-name="P23">ControlTier <text:a xlink:type="simple" xlink:href="http://open.controltier.com/">http://open.controltier.com/</text:a></text:p>
        </text:list-item>
        <text:list-item>
          <text:p text:style-name="P23">Sun N1 Service Provisioning System (N.B. free of cost, but restricted license) http://www.sun.com/software/products/service_provisioning/index.xml</text:p>
        </text:list-item>
      </text:list>
      <text:h text:style-name="Heading_20_1" text:outline-level="1">Acknowledgements</text:h>
      <text:p text:style-name="Standard">This paper was written with the help of Marilyn Clews and Dr. Nitheya Rae</text:p>
      <text:h text:style-name="Heading_20_1" text:outline-level="1">License and Availability</text:h>
      <text:p text:style-name="Standard"/>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any examples are freely available from http://github.com/alecthegeek/diG/tree/master</text:p>
      <text:h text:style-name="Heading_20_1" text:outline-level="1">About the Author</text:h>
      <text:p text:style-name="Standard">Alec is principal at Voga Consulting Services (<text:a xlink:type="simple" xlink:href="http://voga.com.au/">http://voga.com.au</text:a>) in Melbourne Australia, a small boutique consultancy that specialises in Application Life Cycle Management (ALM). He drinks too much espresso and probably spends too much time on various social websites as alecthegeek or Alec Clews. LinkedIn profile http://www.linkedin.com/in/aleccl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7-05T14:37:58</dc:date>
    <meta:editing-duration>PT81H55M07S</meta:editing-duration>
    <meta:editing-cycles>97</meta:editing-cycles>
    <meta:generator>OpenOffice.org/3.0$Linux OpenOffice.org_project/300m15$Build-9379</meta:generator>
    <meta:print-date>2009-06-20T09:38:54</meta:print-date>
    <meta:document-statistic meta:table-count="0" meta:image-count="1" meta:object-count="0" meta:page-count="8" meta:paragraph-count="220" meta:word-count="2499" meta:character-count="16008"/>
    <meta:user-defined meta:name="Info 1"/>
    <meta:user-defined meta:name="Info 2"/>
    <meta:user-defined meta:name="Info 3"/>
    <meta:user-defined meta:name="Info 4"/>
  </office:meta>
</office:document-meta>
</file>